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4" style:family="text">
      <style:text-properties fo:font-size="13pt" fo:font-style="normal" style:font-size-asian="13pt" style:font-style-asian="normal" style:font-size-complex="13pt" style:font-style-complex="normal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customer.commercialName"/>
        <text:user-field-decl office:value-type="float" office:value="0" text:name="customer.businessName"/>
        <text:user-field-decl office:value-type="float" office:value="0" text:name="customer.cnpj"/>
      </text:user-field-decls>
      <text:p text:style-name="Standard">Nome Fantasia: ${customer.commercialName}</text:p>
      <text:p text:style-name="Standard">Razão Social: ${customer.businessName}</text:p>
      <text:p text:style-name="Standard">CNPJ: ${customer.cnpj}</text:p>
      <text:p text:style-name="Standard"/>
      <text:p text:style-name="Standard">[#list courses as course]</text:p>
      <text:p text:style-name="Standard"><text:tab/><text:span text:style-name="T1">${course.name}</text:span></text:p>
      <text:p text:style-name="Standard"><text:span text:style-name="T1"><text:tab/></text:span><text:span text:style-name="T2">[#list course.summary as item]</text:span></text:p>
      <text:p text:style-name="Standard"><text:span text:style-name="T2"><text:tab/><text:tab/></text:span><text:span text:style-name="T5">${item_index+1} - ${item.title}</text:span></text:p>
      <text:p text:style-name="Standard"><text:span text:style-name="T5"><text:tab/><text:tab/><text:tab/></text:span><text:span text:style-name="T6">[#list item.contents as content]</text:span></text:p>
      <text:p text:style-name="Standard"><text:span text:style-name="T6"><text:tab/><text:tab/><text:tab/><text:tab/>- ${content}</text:span></text:p>
      <text:p text:style-name="Standard"><text:span text:style-name="T6"><text:tab/><text:tab/><text:tab/>[/#list]</text:span></text:p>
      <text:p text:style-name="Standard"><text:span text:style-name="T2"><text:tab/>[/#list]</text:span></text:p>
      <text:p text:style-name="Standard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2T12:27:44</meta:creation-date>
    <dc:date>2018-03-12T15:12:20</dc:date>
    <meta:editing-duration>PT1H1M26S</meta:editing-duration>
    <meta:editing-cycles>44</meta:editing-cycles>
    <meta:generator>OpenOffice/4.1.5$Unix OpenOffice.org_project/415m1$Build-9789</meta:generator>
    <meta:document-statistic meta:table-count="0" meta:image-count="0" meta:object-count="0" meta:page-count="1" meta:paragraph-count="12" meta:word-count="29" meta:character-count="284"/>
  </office:meta>
</office:document-meta>
</file>